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9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0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loext:graphic-properties draw:fill="solid" draw:fill-color="#2a6099" draw:opacity="50%"/>
      <style:paragraph-properties fo:text-align="center" style:writing-mode="lr-tb"/>
    </style:style>
    <style:style style:name="P26" style:family="paragraph">
      <loext:graphic-properties draw:fill="solid" draw:fill-color="#ff972f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30" style:family="paragraph">
      <style:text-properties style:font-name="Nimbus Sans" fo:font-size="16pt" style:font-name-asian="DejaVu Sans Mono1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32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fo:font-size="32pt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 style:writing-mode="lr-tb"/>
      <style:text-properties fo:font-size="18pt"/>
    </style:style>
    <style:style style:name="P37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text-properties fo:font-size="15pt"/>
    </style:style>
    <style:style style:name="P41" style:family="paragraph"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4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font-name="Nimbus Sans" fo:font-size="16pt" style:font-name-asian="DejaVu Sans Mono1" style:font-size-asian="16pt" style:font-size-complex="16pt"/>
    </style:style>
    <style:style style:name="T8" style:family="text">
      <style:text-properties style:font-name="Nimbus Sans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</text:span><text:span text:style-name="T1">COM 5: </text:span><text:span text:style-name="T1">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</text:span><text:span text:style-name="T1"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Conn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9.5cm" svg:height="1.5cm" svg:x="7.5cm" svg:y="8.645cm">
          <text:p text:style-name="P13"><text:span text:style-name="T3">Profile </text:span><text:span text:style-name="T3">按鈕，設定 </text:span><text:span text:style-name="T3">Profile </text:span><text:span text:style-name="T3">內容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8cm" svg:y="1.5cm">
          <text:p text:style-name="P13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-8235.42742876187 81307.4925074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5" draw:text-style-name="P25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7" draw:text-style-name="P11" draw:layer="layout" svg:width="5cm" svg:height="1cm" svg:x="7.5cm" svg:y="8.977cm">
          <text:p text:style-name="P11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5cm" svg:height="1cm" svg:x="14.31cm" svg:y="9cm">
          <text:p text:style-name="P11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8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6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8"><text:span text:style-name="T7">Field</text:span></text:p>
              </table:table-cell>
              <table:table-cell>
                <text:p text:style-name="P29"><text:span text:style-name="T7">Value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7">Mac Addr.</text:span></text:p>
              </table:table-cell>
              <table:table-cell>
                <text:p text:style-name="P29"><text:span text:style-name="T7">3C:52:67:12:E3:46</text:span></text:p>
              </table:table-cell>
            </table:table-row>
            <table:table-row table:style-name="ro5" table:default-cell-style-name="ce3">
              <table:table-cell>
                <text:p text:style-name="P30"><text:span text:style-name="T8">Mac Auto Inc.</text:span></text:p>
              </table:table-cell>
              <table:table-cell>
                <text:p text:style-name="P30"><text:span text:style-name="T7">Y</text:span></text:p>
              </table:table-cell>
            </table:table-row>
            <table:table-row table:style-name="ro5" table:default-cell-style-name="ce3">
              <table:table-cell>
                <text:p text:style-name="P30"><text:span text:style-name="T8">Batch Size</text:span></text:p>
              </table:table-cell>
              <table:table-cell>
                <text:p text:style-name="P30"><text:span text:style-name="T7">100</text:span></text:p>
              </table:table-cell>
            </table:table-row>
            <table:table-row table:style-name="ro5">
              <table:table-cell table:style-name="ce2">
                <text:p text:style-name="P29"><text:span text:style-name="T7">CMD</text:span></text:p>
              </table:table-cell>
              <table:table-cell table:style-name="ce4">
                <text:p text:style-name="P31"><text:span text:style-name="T7">0xF933AAC0 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7">Row Data Bytes</text:span></text:p>
              </table:table-cell>
              <table:table-cell>
                <text:p text:style-name="P29"><text:span text:style-name="T7">32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7">Row Data Source</text:span></text:p>
              </table:table-cell>
              <table:table-cell>
                <text:p text:style-name="P29"><text:span text:style-name="T7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2" draw:text-style-name="P32" draw:layer="layout" svg:width="10.897cm" svg:height="1.009cm" svg:x="3.603cm" svg:y="2.991cm">
          <draw:text-box>
            <text:p><text:span text:style-name="T9"> </text:span><text:span text:style-name="T9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4" draw:layer="layout" svg:width="25.199cm" svg:height="9.134cm" svg:x="1.4cm" svg:y="3.685cm" presentation:class="subtitle">
          <draw:text-box>
            <text:p text:style-name="P33">文件結束</text:p>
            <text:p text:style-name="P33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5" draw:text-style-name="P37" draw:layer="layout" svg:width="5cm" svg:height="1cm" svg:x="7.5cm" svg:y="3.1cm">
          <text:p text:style-name="P36">Profile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 text:style-name="P38">Device</text:p>
          </draw:text-box>
        </draw:frame>
        <draw:custom-shape draw:style-name="gr2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 text:style-name="P38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0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0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0"><text:span text:style-name="T1">12/06 16:30 <text:s text:c="2"/>Flashing...</text:span></text:p>
          </draw:text-box>
        </draw:frame>
        <draw:frame draw:style-name="gr3" draw:text-style-name="P39" draw:layer="layout" svg:width="3.5cm" svg:height="0.962cm" svg:x="3cm" svg:y="4.538cm">
          <draw:text-box>
            <text:p text:style-name="P38">Progress :</text:p>
          </draw:text-box>
        </draw:frame>
        <draw:frame draw:style-name="gr3" draw:text-style-name="P39" draw:layer="layout" svg:width="4cm" svg:height="0.962cm" svg:x="3cm" svg:y="8.977cm">
          <draw:text-box>
            <text:p text:style-name="P38">Result</text:p>
          </draw:text-box>
        </draw:frame>
        <draw:custom-shape draw:style-name="gr27" draw:text-style-name="P36" draw:layer="layout" svg:width="5cm" svg:height="1cm" svg:x="7.5cm" svg:y="8.977cm">
          <text:p text:style-name="P36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5cm" svg:height="1cm" svg:x="14.31cm" svg:y="9cm">
          <text:p text:style-name="P36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1"><text:span text:style-name="T2">Flash Dev 1: VComm3, 115200, N, 8, 1 </text:span></text:p>
          </draw:text-box>
        </draw:frame>
        <draw:custom-shape draw:style-name="gr28" draw:text-style-name="P43" draw:layer="layout" svg:width="8cm" svg:height="1cm" svg:x="4.5cm" svg:y="7.977cm">
          <text:p text:style-name="P42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3" draw:layer="layout" svg:width="12cm" svg:height="1cm" svg:x="13cm" svg:y="1cm">
          <text:p text:style-name="P42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4" draw:layer="layout" svg:width="5cm" svg:height="1cm" svg:x="7.5cm" svg:y="13.5cm">
          <text:p text:style-name="P36">Save</text:p>
          <draw:enhanced-geometry svg:viewBox="0 0 21600 21600" draw:type="rectangle" draw:enhanced-path="M 0 0 L 21600 0 21600 21600 0 21600 0 0 Z N"/>
        </draw:custom-shape>
        <draw:custom-shape draw:style-name="gr10" draw:text-style-name="P43" draw:layer="layout" svg:width="12cm" svg:height="1cm" svg:x="13.5cm" svg:y="13.5cm">
          <text:p text:style-name="P42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6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5" draw:layer="layout" svg:width="15.046cm" svg:height="1cm" svg:x="7.454cm" svg:y="5cm">
          <text:p text:style-name="P36">66/100</text:p>
          <draw:enhanced-geometry svg:viewBox="0 0 21600 21600" draw:type="rectangle" draw:enhanced-path="M 0 0 L 21600 0 21600 21600 0 21600 0 0 Z N"/>
        </draw:custom-shape>
        <draw:frame draw:style-name="gr31" draw:text-style-name="P39" draw:layer="layout" svg:width="3.5cm" svg:height="1.173cm" svg:x="3cm" svg:y="5.5cm">
          <draw:text-box>
            <text:p text:style-name="P38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50:20.821874045</dc:date>
    <meta:editing-duration>PT4H30M27S</meta:editing-duration>
    <meta:editing-cycles>49</meta:editing-cycles>
    <meta:generator>LibreOffice/7.4.7.2$Linux_X86_64 LibreOffice_project/40$Build-2</meta:generator>
    <meta:document-statistic meta:object-count="127"/>
  </office:meta>
</office:document-meta>
</file>